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646c4" officeooo:paragraph-rsid="001646c4"/>
    </style:style>
    <style:style style:name="P2" style:family="paragraph" style:parent-style-name="Standard">
      <style:paragraph-properties fo:text-align="justify" style:justify-single-word="false"/>
      <style:text-properties officeooo:rsid="001727b0" officeooo:paragraph-rsid="001727b0"/>
    </style:style>
    <style:style style:name="P3" style:family="paragraph" style:parent-style-name="Standard">
      <style:paragraph-properties fo:text-align="justify" style:justify-single-word="false"/>
      <style:text-properties officeooo:paragraph-rsid="001646c4"/>
    </style:style>
    <style:style style:name="P4" style:family="paragraph" style:parent-style-name="Text_20_body">
      <style:paragraph-properties fo:text-align="justify" style:justify-single-word="false"/>
      <style:text-properties officeooo:rsid="001727b0" officeooo:paragraph-rsid="001727b0"/>
    </style:style>
    <style:style style:name="P5" style:family="paragraph" style:parent-style-name="Text_20_body">
      <style:paragraph-properties fo:text-align="justify" style:justify-single-word="false"/>
      <style:text-properties officeooo:rsid="00182b32" officeooo:paragraph-rsid="00182b32"/>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727b0"/>
    </style:style>
    <style:style style:name="P8" style:family="paragraph" style:parent-style-name="Text_20_body">
      <style:paragraph-properties fo:text-align="justify" style:justify-single-word="false"/>
      <style:text-properties officeooo:paragraph-rsid="00182b32"/>
    </style:style>
    <style:style style:name="T1" style:family="text">
      <style:text-properties officeooo:rsid="001646c4"/>
    </style:style>
    <style:style style:name="T2" style:family="text">
      <style:text-properties officeooo:rsid="001727b0"/>
    </style:style>
    <style:style style:name="T3" style:family="text">
      <style:text-properties officeooo:rsid="00182b32"/>
    </style:style>
    <style:style style:name="T4" style:family="text">
      <style:text-properties officeooo:rsid="001836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ução do artigo:</text:p>
      <text:p text:style-name="P1"/>
      <text:p text:style-name="P1"/>
      <text:p text:style-name="P3"><text:span text:style-name="T1">Resumo:<text:line-break/><text:line-break/></text:span>O problema da segmentação de imagens de objetos com superfícies lisas é considerado. O algoritmo que apresentamos é uma generalização do algoritmo de clusterização IC-means, que inclui restrições espaciais e leva em conta variações locais de intensidade na imagem. As restrições espaciais são incluídas pelo uso de um modelo de campo aleatório de Gibbs. As variações locais de intensidade são consideradas em um procedimento iterativo que envolve a média sobre uma janela deslizante, cujo tamanho diminui à medida que o algoritmo avança. Resultados com um modelo de campo aleatório de Gibbs aplicado a imagens de objetos industriais e uma variedade de outras imagens mostram que o algoritmo apresenta um desempenho superior ao algoritmo h-means e suas extensões não adaptativas.</text:p>
      <text:p text:style-name="P3"/>
      <text:p text:style-name="P3"><text:span text:style-name="T1">Introdução:<text:line-break/><text:line-break/></text:span>Neste artigo, desenvolvemos um algoritmo para segmentar imagens de objetos com superfícies lisas. Assume-se que a intensidade de cada região é uma função que varia lentamente, acrescida de ruído, mas sem textura. Nosso objetivo é separar os pixels da imagem em clusters com base tanto em sua intensidade quanto em sua localização relativa. Para usar as informações espaciais, assumimos que a distribuição das regiões é descrita por um campo aleatório de Gibbs. Os parâmetros do modelo de campo aleatório de Gibbs modelam o tamanho e a forma das regiões.</text:p>
      <text:p text:style-name="P6">Um procedimento de clusterização bem conhecido é o algoritmo K-means. Quando aplicado à segmentação de imagens, essa abordagem apresenta dois problemas: não usa restrições espaciais e assume que cada cluster é caracterizado por uma intensidade constante. Vários algoritmos que foram recentemente introduzidos por Geman e Geman, Besag, Derin e Elliott, entre outros, utilizam campos aleatórios de Gibbs e podem ser considerados uma extensão deste algoritmo para incluir restrições espaciais. No entanto, todos eles assumem que a intensidade (ou algum outro parâmetro) de cada região é constante.</text:p>
      <text:p text:style-name="P1">A técnica que desenvolvemos pode ser considerada uma generalização do algoritmo de clusterização K-means em dois aspectos: ela é adaptativa e inclui restrições espaciais. Como o algoritmo K-means, nosso algoritmo é iterativo. Cada região é caracterizada por uma função de intensidade que varia lentamente. Dada essa função de intensidade, definimos uma função de densidade de probabilidade que possui dois componentes. Um impõe que a intensidade da região seja próxima aos dados. O outro impõe continuidade espacial. O algoritmo alterna entre maximizar a densidade de probabilidade e estimar as funções de intensidade. Inicialmente, as funções de intensidade são constantes em cada região e iguais aos centros dos clusters do K-means. À medida que o algoritmo progride, as intensidades são atualizadas pela média sobre uma janela deslizante, cujo tamanho diminui progressivamente. Assim, o algoritmo começa com estimativas globais e se adapta lentamente às características locais de cada região.</text:p>
      <text:p text:style-name="P1"/>
      <text:p text:style-name="P1">O desempenho desta técnica é claramente superior ao da clusterização K-means para a classe de imagens que estamos considerando. Também é melhor do que as extensões não adaptativas do K-means que incorporam restrições espaciais usando campos aleatórios de Gibbs. Sua vantagem sobre a abordagem de detecção de bordas é que ela trabalha com regiões. No caso da detecção de bordas, muitas vezes é difícil associar as regiões com os contornos detectados. No nosso caso, as regiões estão sempre bem definidas. Nossos resultados experimentais indicam que o desempenho do algoritmo também é superior às técnicas de crescimento de regiões existentes (ver [5] para uma revisão; outras técnicas de limiarização para segmentação de imagens podem ser encontradas em [6]). Aplicações desta técnica incluem segmentação de imagens de objetos industriais e limiarização <text:soft-page-break/>adaptativa de imagens. O modelo para a classe de imagens que estamos considerando é apresentado na seção 2. O algoritmo é apresentado na seção 3. Na seção 4 mostramos alguns exemplos. As conclusões do artigo estão resumidas na seção 5.</text:p>
      <text:p text:style-name="P1"/>
      <text:p text:style-name="P1"/>
      <text:p text:style-name="P2">Modelo:<text:line-break/></text:p>
      <text:p text:style-name="P4">Seja y a imagem observada em tons de cinza. A intensidade de um pixel na localização s é denotada por ys que normalmente assume valores entre 0 e 255. Uma segmentação da imagem em regiões será denotada por z, onde zs=i significa que o pixel em s pertence à região i. Nesta seção, desenvolvemos um modelo para a função densidade de probabilidade a posteriori p(z∣y). Pelo teorema de Bayes:</text:p>
      <text:p text:style-name="P6">p(z∣y)∝p(y∣z)p(z)</text:p>
      <text:p text:style-name="P6">onde p(z) é a densidade a priori do processo de regiões e p(y∣z) é a densidade condicional da imagem observada, dado a distribuição das regiões. Modelamos o processo de regiões por um campo aleatório de Markov. Ou seja, se Ns é uma vizinhança do pixel em s, então:</text:p>
      <text:p text:style-name="P6">p(xs<text:span text:style-name="T2">| </text:span>xq,∀q!=s)=p(xs <text:span text:style-name="T2">| </text:span>xq,q∈Ns)</text:p>
      <text:p text:style-name="P6">Consideramos imagens definidas na grade cartesiana e uma vizinhança consistindo dos 8 pixels mais próximos. De acordo com o teorema de Hammersley-Clifford [7], a densidade de z é dada por uma densidade de Gibbs, que tem a seguinte forma:</text:p>
      <text:p text:style-name="P6">p(z)=Z1/exp{−C∑VC<text:span text:style-name="T2">c(</text:span>z)}</text:p>
      <text:p text:style-name="P6">Aqui, Z é uma constante de normalização e a soma é sobre todos os cliques C. Um clique é um conjunto de pontos que são vizinhos entre si. Os potenciais de clique VC, dependem apenas dos pixels que pertencem ao clique C. Nosso modelo assume que os únicos potenciais não nulos são aqueles que correspondem aos cliques de dois pontos. Eles são definidos da seguinte forma:</text:p>
      <text:p text:style-name="P7">VC(z)={−β,+β,xs=x<text:span text:style-name="T2">q</text:span> s,q∈Cse xs !=xq s,q∈C</text:p>
      <text:p text:style-name="P7">O parâmetro β é positivo, de modo que dois pixels vizinhos têm maior probabilidade de pertencerem à mesma classe do que a classes diferentes. Aumentar o valor de β tem o efeito de aumentar o tamanho das regiões e suavizar seus contornos.</text:p>
      <text:p text:style-name="P6">A densidade condicional é modelada como um processo Gaussiano branco, com média μsi e variância σ2. Cada região i é caracterizada por uma função μsi, que varia lentamente com s. Assim, a intensidade de cada região é modelada como um sinal μsi mais um ruído Gaussiano branco com variância σ2. A densidade de probabilidade combinada tem a forma:</text:p>
      <text:p text:style-name="P6">&lt;fórmula&gt;</text:p>
      <text:p text:style-name="P6">Observamos que a função de densidade de probabilidade tem dois componentes. Um impõe que a intensidade da região esteja próxima dos dados. O outro impõe continuidade espacial. Note que, se as funções de intensidade μsi não dependem de s, então obtemos um modelo semelhante aos usados em [2, 3, 4]. Além disso, se β=0, então obtemos o algoritmo K-means. Assim, nossa técnica pode ser considerada uma generalização do algoritmo de clusterização K-means. O campo aleatório de Gibbs introduz as restrições espaciais, e a dependência dos pixels nas funções de intensidade torna o método adaptativo.</text:p>
      <text:p text:style-name="P6"><text:soft-page-break/></text:p>
      <text:p text:style-name="P6">Por enquanto, assumimos que o parâmetro β e a variância do ruído σ2 são conhecidos. Assim, devemos estimar tanto a distribuição das regiões x quanto as funções de intensidade μsi. Isso será feito na próxima seção.</text:p>
      <text:p text:style-name="P6"/>
      <text:p text:style-name="P8"><text:span text:style-name="T3">Algorítimo:<text:line-break/><text:line-break/></text:span>Nesta seção, consideramos um algoritmo para estimar a distribuição das regiões z e as funções de intensidade μsi​. Note que as funções μsi​ são definidas na mesma grade da imagem original em tons de cinza y e da distribuição de regiões x. Assim como o algoritmo de clusterização K-means, nosso algoritmo é iterativo. Ele alterna entre estimar z e as funções de intensidade. A estimativa inicial de x é dada pelo algoritmo K-means. Dadas as etiquetas de região x, estimamos a intensidade μsi​ em cada pixel s da seguinte forma: calculamos a média dos níveis de cinza de todos os pixels que pertencem à região i e estão dentro de uma janela de largura W centrada no pixel s. Precisamos obter estimativas de μsi​ para todos os tipos de regiões i e todos os pixels s. Claramente, o cálculo necessário é enorme, especialmente para grandes tamanhos de janela. Em vez disso, calculamos as estimativas de μsi​ apenas em uma grade de pontos e usamos interpolação bilinear para obter os valores restantes. O espaçamento entre os pontos da grade depende do tamanho da janela. Escolhemos o espaçamento igual à metade do tamanho da janela em cada dimensão (sobreposição de 50%). Note que as funções μsi​ são suaves e, portanto, os valores interpolados são boas aproximações dos valores que obteríamos por um cálculo exato. Além disso, as funções são mais suaves para janelas maiores, daí a dependência do espaçamento em relação ao tamanho da janela.</text:p>
      <text:p text:style-name="P6">Dadas as funções de intensidade μsi​, queremos maximizar a equação (5) para obter a estimativa MAP de x. Encontrar o máximo global dessa função requer muitos cálculos. Isso pode ser feito usando o amostrador de Gibbs e recozimento simulado [2]. Em vez disso, maximizamos a densidade condicional em cada ponto xs​, dado os dados y e o z atual em todos os outros pontos.</text:p>
      <text:p text:style-name="P6">A igualdade à esquerda decorre da propriedade markoviana e da brancura do ruído. A maximização é realizada em todos os pontos da imagem, e o ciclo é repetido até a convergência. Esta é a abordagem dos Modos Condicionais Iterados (ICM) proposta por Besag [3], às vezes também chamada de algoritmo ganancioso [8]. Ela corresponde ao congelamento instantâneo no recozimento simulado. Inicialmente, a janela para estimar as funções de intensidade é a imagem inteira e, assim, as funções de intensidade de cada região são constantes. À medida que o algoritmo avança, o tamanho da janela diminui. A razão para isso é que, nas fases iniciais do algoritmo, a segmentação é grosseira e uma janela grande é necessária para uma estimativa robusta das funções de intensidade. À medida que o algoritmo avança, a segmentação melhora e janelas menores fornecem estimativas confiáveis e mais precisas. Assim, o algoritmo, partindo de estimativas globais, adapta-se lentamente às características locais de cada região. Um fluxograma detalhado de nosso algoritmo é apresentado na Figura 1."</text:p>
      <text:p text:style-name="P5">À medida que o tamanho da janela para estimar as funções de intensidade diminui, é possível que não haja pixels suficientes do tipo i dentro da janela centrada em s para estimar μsi​. Nesse caso, μsi​ é indefinido e i não pode ser atribuído a s na próxima iteração. O número mínimo de pixels necessário para estimar μsi​ foi escolhido como igual a W. Quanto maior o limiar, mais robusta é a computação de μsi​. Por outro lado, quando o limiar é alto, algumas regiões pequenas e isoladas <text:soft-page-break/>podem desaparecer. Também precisamos escolher o número de regiões diferentes K. Descobrimos que K=4 funciona bem para a maioria das imagens. Note que, ao contrário do algoritmo K-means e alguns dos outros esquemas adaptativos [5, 6], a escolha de K não é crítica porque a adaptação das funções de intensidade permite que o mesmo tipo de região tenha intensidades diferentes em diferentes partes da imagem.</text:p>
      <text:p text:style-name="P6">Assumimos que a variância do ruído σ2 pode ser estimada independentemente do algoritmo. A partir de (5), segue-se que aumentar σ2 é equivalente a diminuir β. De fato, o parâmetro β do campo aleatório de Gibbs pode ser escolhido de forma que o modelo de região seja mais fraco nas fases iniciais (o algoritmo segue os dados) e mais forte nas fases posteriores (o algoritmo segue o modelo) [3, 9]. A quantidade de computação para a estimativa de x depende do número de ciclos. Uma iteração converge quando o número de pixels que muda durante um ciclo é menor que um limiar (tipicamente M/10 para uma imagem M×M). Isso geralmente requer alguns ciclos. Para uma janela dada, o número de iterações necessárias é tipicamente menor que 10. O critério de convergência é que a última iteração converja em um ciclo. A quantidade de computação para cada cálculo local de intensidade não depende do tamanho da janela porque o espaçamento da grade depende do tamanho da janela. Tipicamente, continuamos reduzindo o tamanho da janela por um fator de 2 ou <text:span text:style-name="T4">raiz de </text:span>2, até um tamanho mínimo de janela de 7 pixels.</text:p>
      <text:p text:style-name="P6">Finalmente, devemos ressaltar que tanto o cálculo local de intensidade quanto cada ciclo de maximização de probabilidade podem ser realizados em paralelo. Assim, embora o algoritmo seja muito lento em máquinas seriais, ele pode ser consideravelmente mais rápido em um computador paralelo.</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1:06:05.457866761</meta:creation-date>
    <dc:date>2024-09-16T16:11:47.078646048</dc:date>
    <meta:editing-duration>PT4H25M</meta:editing-duration>
    <meta:editing-cycles>2</meta:editing-cycles>
    <meta:generator>LibreOffice/7.3.7.2$Linux_X86_64 LibreOffice_project/30$Build-2</meta:generator>
    <meta:document-statistic meta:table-count="0" meta:image-count="0" meta:object-count="0" meta:page-count="4" meta:paragraph-count="26" meta:word-count="1538" meta:character-count="11985" meta:non-whitespace-character-count="8101"/>
  </office:meta>
</office:document-meta>
</file>